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svg:stroke-color="#ff0000" draw:marker-start-width="0.457cm" draw:marker-end-width="0.457cm" draw:fill="solid" draw:fill-color="#00ffff" draw:textarea-horizontal-align="center" draw:textarea-vertical-align="middle" draw:auto-grow-height="false" draw:auto-grow-width="false" fo:max-height="0cm" fo:min-height="1.40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ff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>
      <style:graphic-properties style:protect="size"/>
    </style:style>
    <style:style style:name="pr1" style:family="presentation" style:parent-style-name="lyt-darkblue-notes" style:list-style-name="L2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ff3366" fo:font-size="20pt" style:text-underline-style="none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ff3366" fo:font-size="20pt" fo:font-weight="bold" style:font-size-asian="18pt" style:font-size-complex="18pt"/>
    </style:style>
    <style:style style:name="P5" style:family="paragraph">
      <style:paragraph-properties fo:text-align="center"/>
      <style:text-properties fo:color="#ff3366" fo:font-size="20pt" fo:font-weight="bold" style:font-size-asian="18pt" style:font-size-complex="18pt"/>
    </style:style>
    <style:style style:name="P6" style:family="paragraph">
      <style:paragraph-properties fo:margin-left="0cm" fo:margin-right="0cm" fo:text-indent="0cm"/>
      <style:text-properties fo:color="#ff3366" fo:font-size="48pt" fo:text-shadow="1pt 1pt" style:font-size-asian="18pt" style:font-size-complex="18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frame draw:style-name="gr1" draw:text-style-name="P1" draw:id="id1" draw:layer="layout" svg:width="5.788cm" svg:height="2.287cm" svg:x="1.74cm" svg:y="4.128cm">
          <draw:text-box>
            <text:p text:style-name="P1">HTTP Client</text:p>
          </draw:text-box>
        </draw:frame>
        <draw:frame draw:style-name="gr1" draw:text-style-name="P2" draw:id="id2" draw:layer="layout" svg:width="10.16cm" svg:height="3.557cm" svg:x="9.355cm" svg:y="8.773cm">
          <draw:text-box>
            <text:p text:style-name="P2">Catra Streaming Server</text:p>
          </draw:text-box>
        </draw:frame>
        <draw:frame draw:style-name="gr1" draw:text-style-name="P1" draw:id="id4" draw:layer="layout" svg:width="5.788cm" svg:height="2.287cm" svg:x="21.147cm" svg:y="4.275cm">
          <draw:text-box>
            <text:p text:style-name="P1">Player</text:p>
          </draw:text-box>
        </draw:frame>
        <draw:frame draw:style-name="gr1" draw:text-style-name="P1" draw:id="id5" draw:layer="layout" svg:width="5.788cm" svg:height="2.287cm" svg:x="21.147cm" svg:y="13.335cm">
          <draw:text-box>
            <text:p text:style-name="P1">Clips repository</text:p>
          </draw:text-box>
        </draw:frame>
        <draw:frame draw:style-name="gr1" draw:text-style-name="P1" draw:id="id6" draw:layer="layout" svg:width="5.788cm" svg:height="2.287cm" svg:x="21.147cm" svg:y="16.51cm">
          <draw:text-box>
            <text:p text:style-name="P1">Log repository</text:p>
          </draw:text-box>
        </draw:frame>
        <draw:frame draw:style-name="gr1" draw:text-style-name="P1" draw:id="id3" draw:layer="layout" svg:width="5.788cm" svg:height="2.287cm" svg:x="1.74cm" svg:y="16.51cm">
          <draw:text-box>
            <text:p text:style-name="P1">Encoder</text:p>
          </draw:text-box>
        </draw:frame>
        <draw:connector draw:style-name="gr2" draw:text-style-name="P3" draw:layer="layout" draw:type="curve" svg:x1="4.634cm" svg:y1="6.415cm" svg:x2="9.355cm" svg:y2="10.551cm" draw:start-shape="id1" draw:start-glue-point="2" draw:end-shape="id2" draw:end-glue-point="3">
          <text:p text:style-name="P3">HTTP</text:p>
        </draw:connector>
        <draw:connector draw:style-name="gr2" draw:text-style-name="P5" draw:layer="layout" draw:type="curve" svg:x1="4.634cm" svg:y1="16.51cm" svg:x2="14.435cm" svg:y2="12.33cm" draw:start-shape="id3" draw:start-glue-point="0" draw:end-shape="id2" draw:end-glue-point="2">
          <text:p text:style-name="P4">RTSP/RTP/RTCP</text:p>
        </draw:connector>
        <draw:connector draw:style-name="gr2" draw:text-style-name="P5" draw:layer="layout" draw:type="curve" svg:x1="21.147cm" svg:y1="5.418cm" svg:x2="14.435cm" svg:y2="8.773cm" draw:start-shape="id4" draw:start-glue-point="3" draw:end-shape="id2" draw:end-glue-point="0">
          <text:p text:style-name="P4">RTSP/RTP/RTCP</text:p>
        </draw:connector>
        <draw:connector draw:style-name="gr3" draw:text-style-name="P5" draw:layer="layout" draw:type="curve" svg:x1="19.515cm" svg:y1="10.551cm" svg:x2="24.041cm" svg:y2="13.335cm" draw:start-shape="id2" draw:start-glue-point="1" draw:end-shape="id5" draw:end-glue-point="0">
          <text:p text:style-name="P1"/>
        </draw:connector>
        <draw:connector draw:style-name="gr3" draw:text-style-name="P5" draw:layer="layout" draw:type="curve" svg:x1="19.515cm" svg:y1="9.651cm" svg:x2="24.041cm" svg:y2="16.51cm" draw:end-shape="id6" draw:end-glue-point="0">
          <text:p text:style-name="P1"/>
        </draw:connector>
        <draw:frame draw:style-name="gr1" draw:text-style-name="P6" draw:layer="layout" svg:width="23.495cm" svg:height="2.646cm" svg:x="2.54cm" svg:y="0.529cm">
          <draw:text-box>
            <text:p text:style-name="P6"><text:span text:style-name="T1">Catra Stream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091cm" svg:height="9.671cm" svg:x="3.749cm" svg:y="2.683cm" draw:page-number="1" presentation:class="page"/>
          <draw:frame presentation:style-name="pr1" draw:text-style-name="P7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6-01-29T18:50:54</meta:creation-date>
    <dc:date>2006-01-29T19:25:16</dc:date>
    <dc:language>en-US</dc:language>
    <meta:editing-cycles>3</meta:editing-cycles>
    <meta:editing-duration>PT35M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